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otted"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otted" svg:stroke-width="0.05cm" svg:stroke-color="#ff0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9966" draw:fill-image-width="0cm" draw:fill-image-height="0cm" draw:textarea-vertical-align="middle"/>
    </style:style>
    <style:style style:name="gr8" style:family="graphic" style:parent-style-name="objectwithoutfill">
      <style:graphic-properties draw:stroke="dash" draw:stroke-dash="Fine_20_Dotted" svg:stroke-width="0.05cm" draw:marker-start-width="0.31cm" draw:marker-end="Arrow" draw:marker-end-width="0.41cm" draw:fill="none" draw:fill-color="#ff9966" draw:fill-image-width="0cm" draw:fill-image-height="0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7cm" svg:height="1.8cm" svg:x="8.3cm" svg:y="1.5cm">
          <text:p text:style-name="P1">dark_cas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1.8cm" svg:x="8.2cm" svg:y="4.9cm">
          <text:p text:style-name="P1">Acoly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15cm" svg:y1="3.3cm" svg:x2="10.05cm" svg:y2="4.9cm" draw:start-shape="id1" draw:start-glue-point="8" draw:end-shape="id2" draw:end-glue-point="4" svg:d="m10150 3300v801h-100v799" svg:viewBox="0 0 101 1601">
          <text:p/>
        </draw:connector>
        <draw:custom-shape draw:style-name="gr1" draw:text-style-name="P1" xml:id="id3" draw:id="id3" draw:layer="layout" svg:width="3.7cm" svg:height="1.8cm" svg:x="15.9cm" svg:y="6.5cm">
          <text:p text:style-name="P1">blood_fount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cm" svg:y1="5.8cm" svg:x2="17.75cm" svg:y2="6.5cm" draw:start-shape="id2" draw:start-glue-point="10" draw:end-shape="id3" draw:end-glue-point="4" svg:d="m11900 5800h5850v700" svg:viewBox="0 0 5851 701">
          <text:p/>
        </draw:connector>
        <draw:custom-shape draw:style-name="gr1" draw:text-style-name="P1" xml:id="id4" draw:id="id4" draw:layer="layout" svg:width="7.6cm" svg:height="1.5cm" svg:x="13.3cm" svg:y="3.1cm">
          <text:p text:style-name="P1">Energie (8? and 15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059cm" svg:y1="6.763cm" svg:x2="19.787cm" svg:y2="4.381cm" draw:start-shape="id3" draw:start-glue-point="11" draw:end-shape="id4" draw:end-glue-point="9" svg:d="m19059 6763v-1212h728v-1170" svg:viewBox="0 0 729 2383">
          <text:p/>
        </draw:connector>
        <draw:custom-shape draw:style-name="gr1" draw:text-style-name="P1" xml:id="id5" draw:id="id5" draw:layer="layout" svg:width="3.7cm" svg:height="1.8cm" svg:x="8.2cm" svg:y="8cm">
          <text:p text:style-name="P1">Oblivion Por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.7cm" svg:height="1.8cm" svg:x="11.3cm" svg:y="16.8cm">
          <text:p text:style-name="P1">Divination Crys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7cm" svg:height="1.8cm" svg:x="2.3cm" svg:y="18.6cm">
          <text:p text:style-name="P1">Hellg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3.7cm" svg:height="1.8cm" svg:x="1.4cm" svg:y="7.9cm">
          <text:p text:style-name="P1">dark_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7cm" svg:height="1.8cm" svg:x="13.7cm" svg:y="8.5cm">
          <text:p text:style-name="P1">sorcery_ru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3.7cm" svg:height="1.8cm" svg:x="8.7cm" svg:y="26.2cm">
          <text:p text:style-name="P1">poison_mor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3.7cm" svg:height="1.8cm" svg:x="1.3cm" svg:y="22.7cm">
          <text:p text:style-name="P1">shadow_wal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cm" svg:y1="8.9cm" svg:x2="5.1cm" svg:y2="8.8cm" draw:start-shape="id5" draw:start-glue-point="6" draw:end-shape="id6" svg:d="m8200 8900h-1664v-100h-1436" svg:viewBox="0 0 3101 101">
          <text:p/>
        </draw:connector>
        <draw:connector draw:style-name="gr4" draw:text-style-name="P1" draw:layer="layout" draw:line-skew="3.199cm" svg:x1="10.05cm" svg:y1="9.8cm" svg:x2="4.15cm" svg:y2="18.6cm" draw:start-shape="id5" draw:start-glue-point="8" draw:end-shape="id7" draw:end-glue-point="4" svg:d="m10050 9800v7600h-5900v1200" svg:viewBox="0 0 5901 8801">
          <text:p/>
        </draw:connector>
        <draw:connector draw:style-name="gr4" draw:text-style-name="P1" draw:layer="layout" svg:x1="10.05cm" svg:y1="9.8cm" svg:x2="15.55cm" svg:y2="8.5cm" draw:start-shape="id5" draw:start-glue-point="8" draw:end-shape="id8" draw:end-glue-point="4" svg:d="m10050 9800v502h2749v-2303h2751v501" svg:viewBox="0 0 5501 2304">
          <text:p/>
        </draw:connector>
        <draw:connector draw:style-name="gr5" draw:text-style-name="P1" draw:layer="layout" svg:x1="10.05cm" svg:y1="9.8cm" svg:x2="11.841cm" svg:y2="17.063cm" draw:start-shape="id5" draw:start-glue-point="8" draw:end-shape="id9" draw:end-glue-point="5" svg:d="m10050 9800v3501h1791v3762" svg:viewBox="0 0 1792 7264">
          <text:p/>
        </draw:connector>
        <draw:connector draw:style-name="gr2" draw:text-style-name="P1" draw:layer="layout" svg:x1="2.841cm" svg:y1="20.137cm" svg:x2="3.15cm" svg:y2="22.7cm" draw:start-shape="id7" draw:start-glue-point="7" draw:end-shape="id10" draw:end-glue-point="4" svg:d="m2841 20137v1414h309v1149" svg:viewBox="0 0 310 2564">
          <text:p/>
        </draw:connector>
        <draw:custom-shape draw:style-name="gr3" draw:text-style-name="P1" xml:id="id11" draw:id="id11" draw:layer="layout" svg:width="3.7cm" svg:height="1.8cm" svg:x="1.4cm" svg:y="27.4cm">
          <text:p text:style-name="P1">gargoy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15cm" svg:y1="24.5cm" svg:x2="3.25cm" svg:y2="27.4cm" draw:start-shape="id10" draw:start-glue-point="8" draw:end-shape="id11" draw:end-glue-point="4" svg:d="m3150 24500v1451h100v1449" svg:viewBox="0 0 101 2901">
          <text:p/>
        </draw:connector>
        <draw:custom-shape draw:style-name="gr1" draw:text-style-name="P1" xml:id="id13" draw:id="id13" draw:layer="layout" svg:width="3.3cm" svg:height="1.4cm" svg:x="20.6cm" svg:y="10cm">
          <text:p text:style-name="P1">Underworld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.7cm" svg:height="1.8cm" svg:x="12.2cm" svg:y="13.7cm">
          <text:p text:style-name="P1">sorce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859cm" svg:y1="10.037cm" svg:x2="14.05cm" svg:y2="13.7cm" draw:start-shape="id8" draw:start-glue-point="9" draw:end-shape="id12" draw:end-glue-point="4" svg:d="m16859 10037v1964h-2809v1699" svg:viewBox="0 0 2810 3664">
          <text:p/>
        </draw:connector>
        <draw:custom-shape draw:style-name="gr1" draw:text-style-name="P1" draw:layer="layout" svg:width="3.2cm" svg:height="1.6cm" svg:x="0.7cm" svg:y="0.5cm">
          <text:p text:style-name="P1">Upgra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1.8cm" svg:x="4.2cm" svg:y="0.3cm">
          <text:p text:style-name="P1">U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cm" svg:height="1.8cm" svg:x="12.1cm" svg:y="0.3cm">
          <text:p text:style-name="P1">Buil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7.4cm" svg:y1="9.4cm" svg:x2="22.25cm" svg:y2="10cm" draw:start-shape="id8" draw:start-glue-point="10" draw:end-shape="id13" draw:end-glue-point="0" svg:d="m17400 9400h4850v600" svg:viewBox="0 0 4851 601">
          <text:p/>
        </draw:connector>
        <draw:connector draw:style-name="gr8" draw:text-style-name="P1" draw:layer="layout" svg:x1="22.25cm" svg:y1="11.4cm" svg:x2="10cm" svg:y2="23.3cm" draw:start-shape="id13" draw:start-glue-point="2" draw:end-shape="id14" draw:end-glue-point="10" svg:d="m22250 11400v11900h-12250" svg:viewBox="0 0 12251 11901">
          <text:p/>
        </draw:connector>
        <draw:custom-shape draw:style-name="gr3" draw:text-style-name="P1" xml:id="id15" draw:id="id15" draw:layer="layout" svg:width="3.7cm" svg:height="1.8cm" svg:x="17.4cm" svg:y="12.1cm">
          <text:p text:style-name="P1">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5.9cm" svg:y1="14.6cm" svg:x2="17.4cm" svg:y2="13cm" draw:start-shape="id12" draw:start-glue-point="10" draw:end-shape="id15" draw:end-glue-point="6" svg:d="m15900 14600h751v-1600h749" svg:viewBox="0 0 1501 1601">
          <text:p/>
        </draw:connector>
        <draw:custom-shape draw:style-name="gr3" draw:text-style-name="P1" xml:id="id16" draw:id="id16" draw:layer="layout" svg:width="3.7cm" svg:height="1.8cm" svg:x="5.2cm" svg:y="11.2cm">
          <text:p text:style-name="P1">Drag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8.741cm" svg:y1="9.537cm" svg:x2="7.05cm" svg:y2="11.2cm" draw:start-shape="id5" draw:start-glue-point="7" draw:end-shape="id16" draw:end-glue-point="4" svg:d="m8741 9537v964h-1691v699" svg:viewBox="0 0 1692 1664">
          <text:p/>
        </draw:connector>
        <draw:connector draw:style-name="gr7" draw:text-style-name="P1" draw:layer="layout" svg:x1="12.741cm" svg:y1="13.963cm" svg:x2="8.9cm" svg:y2="12.1cm" draw:start-shape="id12" draw:start-glue-point="5" draw:end-shape="id16" draw:end-glue-point="10" svg:d="m12741 13963v-1863h-3841" svg:viewBox="0 0 3842 1864">
          <text:p/>
        </draw:connector>
        <draw:custom-shape draw:style-name="gr3" draw:text-style-name="P1" xml:id="id14" draw:id="id14" draw:layer="layout" svg:width="3.7cm" svg:height="1.8cm" svg:x="6.3cm" svg:y="22.4cm">
          <text:p text:style-name="P1">I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15cm" svg:y1="20.4cm" svg:x2="6.841cm" svg:y2="22.663cm" draw:start-shape="id7" draw:start-glue-point="8" draw:end-shape="id14" draw:end-glue-point="5" svg:d="m4150 20400v1001h2691v1262" svg:viewBox="0 0 2692 2264">
          <text:p/>
        </draw:connector>
        <draw:custom-shape draw:style-name="gr3" draw:text-style-name="P1" xml:id="id17" draw:id="id17" draw:layer="layout" svg:width="3.7cm" svg:height="1.8cm" svg:x="7.3cm" svg:y="20.1cm">
          <text:p text:style-name="P1">Sh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5.459cm" svg:y1="20.137cm" svg:x2="7.3cm" svg:y2="21cm" draw:start-shape="id7" draw:start-glue-point="9" draw:end-shape="id17" draw:end-glue-point="6" svg:d="m5459 20137v863h1841" svg:viewBox="0 0 1842 864">
          <text:p/>
        </draw:connector>
        <draw:custom-shape draw:style-name="gr1" draw:text-style-name="P1" xml:id="id18" draw:id="id18" draw:layer="layout" svg:width="3.2cm" svg:height="1.6cm" svg:x="12.7cm" svg:y="20.2cm">
          <text:p text:style-name="P1">Magik (?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459cm" svg:y1="18.337cm" svg:x2="14.3cm" svg:y2="20.2cm" draw:start-shape="id9" draw:start-glue-point="9" draw:end-shape="id18" draw:end-glue-point="0" svg:d="m14459 18337v1064h-159v799" svg:viewBox="0 0 160 1864">
          <text:p/>
        </draw:connector>
        <draw:connector draw:style-name="gr8" draw:text-style-name="P1" draw:layer="layout" svg:x1="12.7cm" svg:y1="21cm" svg:x2="11cm" svg:y2="21cm" draw:start-shape="id18" draw:start-glue-point="3" draw:end-shape="id17" draw:end-glue-point="10" svg:d="m12700 21000h-1700" svg:viewBox="0 0 1701 1">
          <text:p/>
        </draw:connector>
        <draw:connector draw:style-name="gr8" draw:text-style-name="P1" draw:layer="layout" svg:x1="14.3cm" svg:y1="21.8cm" svg:x2="4.559cm" svg:y2="27.663cm" draw:start-shape="id18" draw:start-glue-point="2" draw:end-shape="id11" draw:end-glue-point="11" svg:d="m14300 21800v2800h-9741v3063" svg:viewBox="0 0 9742 5864">
          <text:p/>
        </draw:connector>
        <draw:custom-shape draw:style-name="gr3" draw:text-style-name="P1" xml:id="id21" draw:id="id21" draw:layer="layout" svg:width="3.7cm" svg:height="1.8cm" svg:x="1.2cm" svg:y="14.8cm">
          <text:p text:style-name="P1">dark_e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3.7cm" svg:height="1.8cm" svg:x="0.7cm" svg:y="11.6cm">
          <text:p text:style-name="P1">earth_serp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3.7cm" svg:height="1.8cm" svg:x="21.9cm" svg:y="14.6cm">
          <text:p text:style-name="P1">hell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2.4cm" svg:y1="27.1cm" svg:x2="23.75cm" svg:y2="16.4cm" draw:start-shape="id19" draw:start-glue-point="10" draw:end-shape="id20" draw:end-glue-point="8" svg:d="m12400 27100h11350v-10700" svg:viewBox="0 0 11351 10701">
          <text:p/>
        </draw:connector>
        <draw:connector draw:style-name="gr7" draw:text-style-name="P1" draw:layer="layout" draw:line-skew="-0.502cm" svg:x1="15.359cm" svg:y1="15.237cm" svg:x2="21.9cm" svg:y2="15.5cm" draw:start-shape="id12" draw:start-glue-point="9" draw:end-shape="id20" draw:end-glue-point="6" svg:d="m15359 15237v263h3542v0h2999" svg:viewBox="0 0 6542 264">
          <text:p/>
        </draw:connector>
        <draw:connector draw:style-name="gr7" draw:text-style-name="P1" draw:layer="layout" svg:x1="10.05cm" svg:y1="6.7cm" svg:x2="10.05cm" svg:y2="8cm" draw:start-shape="id2" draw:start-glue-point="8" draw:end-shape="id5" draw:end-glue-point="4" svg:d="m10050 6700v1300" svg:viewBox="0 0 1 1301">
          <text:p/>
        </draw:connector>
        <draw:connector draw:style-name="gr7" draw:text-style-name="P1" draw:layer="layout" svg:x1="3.05cm" svg:y1="14.8cm" svg:x2="2.55cm" svg:y2="13.4cm" draw:start-shape="id21" draw:start-glue-point="4" draw:end-shape="id22" draw:end-glue-point="8" svg:d="m3050 14800v-699h-500v-701" svg:viewBox="0 0 501 1401">
          <text:p/>
        </draw:connector>
        <draw:custom-shape draw:style-name="gr1" draw:text-style-name="P1" xml:id="id23" draw:id="id23" draw:layer="layout" svg:width="3.2cm" svg:height="1.6cm" svg:x="29.8cm" svg:y="13.2cm">
          <text:p text:style-name="P1">Dark_sorce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cm" svg:y1="17.7cm" svg:x2="31.4cm" svg:y2="14.8cm" draw:start-shape="id9" draw:start-glue-point="10" draw:end-shape="id23" draw:end-glue-point="2" svg:d="m15000 17700h16400v-2900" svg:viewBox="0 0 16401 2901">
          <text:p/>
        </draw:connector>
        <draw:connector draw:style-name="gr2" draw:text-style-name="P1" draw:layer="layout" draw:line-skew="0.501cm" svg:x1="16.859cm" svg:y1="8.763cm" svg:x2="31.4cm" svg:y2="13.2cm" draw:start-shape="id8" draw:start-glue-point="11" draw:end-shape="id23" svg:d="m16859 8763v-263h14541v4700" svg:viewBox="0 0 14542 4701">
          <text:p/>
        </draw:connector>
        <draw:custom-shape draw:style-name="gr9" draw:text-style-name="P1" draw:layer="layout" svg:width="10cm" svg:height="3.5cm" svg:x="31.1cm" svg:y="6.3cm">
          <text:p text:style-name="P1">Info:</text:p>
          <text:p text:style-name="P1">+40 Dmg,+50 Ep</text:p>
          <text:p text:style-name="P1">For</text:p>
          <text:p text:style-name="P1">Sorceress,dark_mage,shade</text:p>
          <draw:enhanced-geometry svg:viewBox="0 0 21600 21600" draw:text-areas="800 800 20800 20800" draw:type="round-rectangular-callout" draw:modifiers="4030.15698430157 42583.0334190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" draw:layer="layout" draw:line-skew="2.599cm" svg:x1="23.9cm" svg:y1="10.7cm" svg:x2="15.9cm" svg:y2="21cm" draw:start-shape="id13" draw:start-glue-point="1" draw:end-shape="id18" draw:end-glue-point="1" svg:d="m23900 10700h3100v10300h-11100" svg:viewBox="0 0 11101 10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9T13:16:22</meta:creation-date>
    <dc:date>2014-09-11T17:25:21</dc:date>
    <meta:editing-duration>PT4H8M58S</meta:editing-duration>
    <meta:editing-cycles>2</meta:editing-cycles>
    <meta:generator>LibreOffice/3.5$Linux_X86_64 LibreOffice_project/350m1$Build-2</meta:generator>
    <meta:document-statistic meta:object-count="54"/>
  </office:meta>
</office:document-meta>
</file>